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Abyssinica SIL" svg:font-family="'Abyssinica SIL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131fd" officeooo:paragraph-rsid="000131f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0131fd" officeooo:paragraph-rsid="000131fd" fo:background-color="#bbe33d" style:font-size-asian="18pt" style:font-weight-asian="bold" style:font-size-complex="18pt" style:font-weight-complex="bold"/>
    </style:style>
    <style:style style:name="P3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4" style:family="paragraph" style:parent-style-name="Standard">
      <style:paragraph-properties fo:text-align="justify" style:justify-single-word="false"/>
      <style:text-properties fo:color="#cccccc" style:font-name="Droid Sans Mono" fo:font-size="10.5pt" fo:font-weight="normal" officeooo:rsid="0007aa32" officeooo:paragraph-rsid="0007aa32" fo:background-color="transparent" style:font-size-asian="28pt" style:font-weight-asian="bold" style:font-size-complex="28pt" style:font-weight-complex="bold"/>
    </style:style>
    <style:style style:name="P5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transparent"/>
    </style:style>
    <style:style style:name="P6" style:family="paragraph" style:parent-style-name="Standard">
      <style:paragraph-properties fo:text-align="justify" style:justify-single-word="false"/>
      <style:text-properties fo:color="#cccccc" style:font-name="Droid Sans Mono" fo:font-size="10.5pt" fo:font-weight="normal" officeooo:rsid="00062836" officeooo:paragraph-rsid="00062836" fo:background-color="transparent" style:font-size-asian="9.14999961853027pt" style:font-weight-asian="bold" style:font-size-complex="10.5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cccccc" style:font-name="Droid Sans Mono" fo:font-size="10.5pt" fo:font-weight="bold" officeooo:rsid="000131fd" officeooo:paragraph-rsid="000131fd" fo:background-color="transparent" style:font-size-asian="28pt" style:font-weight-asian="bold" style:font-size-complex="28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cccccc" style:font-name="Droid Sans Mono" fo:font-size="10.5pt" fo:font-weight="bold" officeooo:rsid="0007aa32" officeooo:paragraph-rsid="0007aa32" fo:background-color="transparent" style:font-size-asian="28pt" style:font-weight-asian="bold" style:font-size-complex="28pt" style:font-weight-complex="bold"/>
    </style:style>
    <style:style style:name="P9" style:family="paragraph" style:parent-style-name="Standard">
      <style:paragraph-properties style:line-height-at-least="0.503cm"/>
      <style:text-properties fo:color="#cccccc" style:font-name="Droid Sans Mono" fo:font-size="10.5pt" fo:font-weight="bold" fo:background-color="transparent" style:font-weight-asian="bold" style:font-weight-complex="bold"/>
    </style:style>
    <style:style style:name="P10" style:family="paragraph" style:parent-style-name="Standard">
      <style:paragraph-properties style:line-height-at-least="0.503cm"/>
      <style:text-properties fo:color="#cccccc" style:font-name="Droid Sans Mono" fo:font-size="10.5pt" fo:font-weight="bold" officeooo:paragraph-rsid="0002b0b7" fo:background-color="transparent" style:font-weight-asian="bold" style:font-weight-complex="bold"/>
    </style:style>
    <style:style style:name="P11" style:family="paragraph" style:parent-style-name="Standard">
      <style:paragraph-properties style:line-height-at-least="0.503cm"/>
      <style:text-properties fo:color="#cccccc" style:font-name="Droid Sans Mono" fo:font-size="10.5pt" fo:font-weight="bold" officeooo:paragraph-rsid="00044ba4" fo:background-color="transparent" style:font-weight-asian="bold" style:font-weight-complex="bold"/>
    </style:style>
    <style:style style:name="P12" style:family="paragraph" style:parent-style-name="Standard">
      <style:text-properties fo:color="#cccccc" style:font-name="Droid Sans Mono" fo:font-size="10.5pt" fo:font-weight="bold" officeooo:rsid="000131fd" officeooo:paragraph-rsid="000131fd" fo:background-color="transparent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0.5pt" fo:font-weight="bold" officeooo:rsid="0007aa32" officeooo:paragraph-rsid="0007aa32" fo:background-color="transparent" style:font-size-asian="28pt" style:font-weight-asian="bold" style:font-size-complex="28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0.5pt" fo:font-weight="bold" officeooo:rsid="000131fd" officeooo:paragraph-rsid="000131fd" fo:background-color="#bbe33d" style:font-size-asian="28pt" style:font-weight-asian="bold" style:font-size-complex="28pt" style:font-weight-complex="bold"/>
    </style:style>
    <style:style style:name="P15" style:family="paragraph" style:parent-style-name="Standard">
      <style:paragraph-properties style:line-height-at-least="0.503cm"/>
      <style:text-properties fo:font-size="10.5pt" fo:font-weight="bold" officeooo:rsid="000131fd" fo:background-color="#bbe33d" style:font-size-asian="28pt" style:font-weight-asian="bold" style:font-size-complex="28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Droid Sans Mono" fo:font-size="10.5pt" fo:font-weight="bold" officeooo:rsid="000131fd" officeooo:paragraph-rsid="000131fd" fo:background-color="transparent" style:font-size-asian="28pt" style:font-weight-asian="bold" style:font-size-complex="28pt" style:font-weight-complex="bold"/>
    </style:style>
    <style:style style:name="P17" style:family="paragraph" style:parent-style-name="Standard">
      <style:text-properties style:use-window-font-color="true" style:font-name="Droid Sans Mono" fo:font-size="14pt" fo:font-weight="normal" officeooo:rsid="000131fd" officeooo:paragraph-rsid="000131fd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style:line-height-at-least="0.503cm"/>
      <style:text-properties fo:font-weight="bold" fo:background-color="transparent" style:font-weight-asian="bold" style:font-weight-complex="bold"/>
    </style:style>
    <style:style style:name="P19" style:family="paragraph" style:parent-style-name="Standard">
      <style:paragraph-properties style:line-height-at-least="0.503cm"/>
      <style:text-properties fo:color="#569cd6" style:font-name="Droid Sans Mono" fo:font-size="10.5pt" fo:font-weight="normal" fo:background-color="transparent"/>
    </style:style>
    <style:style style:name="P20" style:family="paragraph" style:parent-style-name="Standard">
      <style:paragraph-properties fo:text-align="justify" style:justify-single-word="false"/>
      <style:text-properties fo:color="#569cd6" style:font-name="Droid Sans Mono" fo:font-size="10.5pt" fo:font-weight="bold" officeooo:rsid="000131fd" officeooo:paragraph-rsid="000131fd" fo:background-color="transparent" style:font-size-asian="28pt" style:font-weight-asian="bold" style:font-size-complex="28pt" style:font-weight-complex="bold"/>
    </style:style>
    <style:style style:name="P21" style:family="paragraph" style:parent-style-name="Standard">
      <style:paragraph-properties style:line-height-at-least="0.503cm"/>
      <style:text-properties fo:background-color="transparent"/>
    </style:style>
    <style:style style:name="P22" style:family="paragraph" style:parent-style-name="Standard">
      <style:paragraph-properties style:line-height-at-least="0.503cm"/>
      <style:text-properties fo:color="#000000" style:font-name="Droid Sans Mono" fo:font-size="10.5pt" fo:font-weight="bold" fo:background-color="transparent" style:font-weight-asian="bold" style:font-weight-complex="bold"/>
    </style:style>
    <style:style style:name="P23" style:family="paragraph" style:parent-style-name="Standard">
      <style:paragraph-properties style:line-height-at-least="0.503cm"/>
      <style:text-properties fo:color="#000000" style:font-name="Droid Sans Mono" fo:font-size="10.5pt" fo:font-weight="bold" officeooo:paragraph-rsid="00044ba4" fo:background-color="transparent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000000" style:font-name="Droid Sans Mono" fo:font-size="10.5pt" fo:font-weight="bold" officeooo:rsid="00062836" officeooo:paragraph-rsid="00062836" fo:background-color="transparent" style:font-size-asian="9.14999961853027pt" style:font-weight-asian="bold" style:font-size-complex="10.5pt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000000" style:font-name="Droid Sans Mono" fo:font-size="14pt" fo:font-weight="bold" officeooo:rsid="00062836" officeooo:paragraph-rsid="00062836" fo:background-color="transparent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000000" fo:font-size="10.5pt" fo:font-weight="bold" officeooo:rsid="000131fd" officeooo:paragraph-rsid="000131fd" fo:background-color="transparent" style:font-size-asian="28pt" style:font-weight-asian="bold" style:font-size-complex="28pt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000000" fo:font-size="10.5pt" fo:font-weight="bold" officeooo:rsid="0007aa32" officeooo:paragraph-rsid="0007aa32" fo:background-color="transparent" style:font-size-asian="28pt" style:font-weight-asian="bold" style:font-size-complex="28pt" style:font-weight-complex="bold"/>
    </style:style>
    <style:style style:name="P2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transparent"/>
    </style:style>
    <style:style style:name="P29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transparent"/>
    </style:style>
    <style:style style:name="P30" style:family="paragraph" style:parent-style-name="Standard">
      <style:paragraph-properties style:line-height-at-least="0.503cm"/>
      <style:text-properties fo:color="#808080" style:font-name="Droid Sans Mono" fo:font-size="10.5pt" fo:font-weight="bold" fo:background-color="transparent" style:font-weight-asian="bold" style:font-weight-complex="bold"/>
    </style:style>
    <style:style style:name="P31" style:family="paragraph" style:parent-style-name="Standard">
      <style:paragraph-properties fo:margin-top="0cm" fo:margin-bottom="0.499cm" loext:contextual-spacing="false" style:line-height-at-least="0.503cm"/>
      <style:text-properties fo:color="#cccccc" style:font-name="Droid Sans Mono" fo:font-size="10.5pt" fo:font-weight="normal" fo:background-color="#1f1f1f"/>
    </style:style>
    <style:style style:name="T1" style:family="text">
      <style:text-properties fo:color="#569cd6"/>
    </style:style>
    <style:style style:name="T2" style:family="text">
      <style:text-properties fo:color="#cccccc"/>
    </style:style>
    <style:style style:name="T3" style:family="text">
      <style:text-properties fo:color="#cccccc" style:font-name="Droid Sans Mono"/>
    </style:style>
    <style:style style:name="T4" style:family="text">
      <style:text-properties fo:color="#cccccc" style:font-name="Droid Sans Mono" fo:font-weight="normal"/>
    </style:style>
    <style:style style:name="T5" style:family="text">
      <style:text-properties fo:color="#cccccc" style:font-name="Droid Sans Mono" officeooo:rsid="00062836"/>
    </style:style>
    <style:style style:name="T6" style:family="text">
      <style:text-properties fo:color="#4fc1ff"/>
    </style:style>
    <style:style style:name="T7" style:family="text">
      <style:text-properties fo:color="#dcdcaa"/>
    </style:style>
    <style:style style:name="T8" style:family="text">
      <style:text-properties fo:color="#d4d4d4"/>
    </style:style>
    <style:style style:name="T9" style:family="text">
      <style:text-properties fo:color="#9cdcfe"/>
    </style:style>
    <style:style style:name="T10" style:family="text">
      <style:text-properties fo:color="#b5cea8"/>
    </style:style>
    <style:style style:name="T11" style:family="text">
      <style:text-properties fo:color="#ce9178"/>
    </style:style>
    <style:style style:name="T12" style:family="text">
      <style:text-properties style:font-name="Droid Sans Mono"/>
    </style:style>
    <style:style style:name="T13" style:family="text">
      <style:text-properties style:font-name="Droid Sans Mono" officeooo:rsid="00044ba4"/>
    </style:style>
    <style:style style:name="T14" style:family="text">
      <style:text-properties style:font-name="Droid Sans Mono" officeooo:rsid="00062836"/>
    </style:style>
    <style:style style:name="T15" style:family="text">
      <style:text-properties fo:color="#808080"/>
    </style:style>
    <style:style style:name="T16" style:family="text">
      <style:text-properties fo:color="#808080" officeooo:rsid="00062836"/>
    </style:style>
    <style:style style:name="T17" style:family="text">
      <style:text-properties fo:color="#4ec9b0"/>
    </style:style>
    <style:style style:name="T18" style:family="text">
      <style:text-properties officeooo:rsid="0002b0b7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02b0b7" fo:background-color="transparent" loext:char-shading-value="0"/>
    </style:style>
    <style:style style:name="T21" style:family="text">
      <style:text-properties officeooo:rsid="00033c91" fo:background-color="transparent" loext:char-shading-value="0"/>
    </style:style>
    <style:style style:name="T22" style:family="text">
      <style:text-properties officeooo:rsid="00033c91"/>
    </style:style>
    <style:style style:name="T23" style:family="text">
      <style:text-properties officeooo:rsid="00044ba4"/>
    </style:style>
    <style:style style:name="T24" style:family="text">
      <style:text-properties officeooo:rsid="00062836"/>
    </style:style>
    <style:style style:name="T25" style:family="text">
      <style:text-properties fo:color="#c586c0"/>
    </style:style>
    <style:style style:name="T26" style:family="text">
      <style:text-properties fo:color="#6a99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arch function in react</text:p>
      <text:p text:style-name="P1"/>
      <text:p text:style-name="P1">//<text:span text:style-name="T22">T</text:span><text:span text:style-name="T18">o check whether <text:s text:c="2"/></text:span><text:span text:style-name="T22">search is open or not</text:span></text:p>
      <text:p text:style-name="P12"><text:span text:style-name="T1">const</text:span> [<text:span text:style-name="T6">isSearchOpen</text:span>,<text:span text:style-name="T7">setSearchOpen</text:span>] <text:span text:style-name="T8">=</text:span> <text:span text:style-name="T7">useState</text:span>(<text:span text:style-name="T1">false</text:span>);</text:p>
      <text:p text:style-name="P12"/>
      <text:p text:style-name="P12"><text:span text:style-name="T1">const</text:span> <text:span text:style-name="T7">handleSearchToggle</text:span><text:span text:style-name="T8">=</text:span>()<text:span text:style-name="T1">=&gt;</text:span>{</text:p>
      <text:p text:style-name="P9"><text:span text:style-name="T7">setSearchOpen</text:span>(<text:span text:style-name="T8">!</text:span><text:span text:style-name="T6">isSearchOpen</text:span>);</text:p>
      <text:p text:style-name="P9">}</text:p>
      <text:p text:style-name="P12"/>
      <text:p text:style-name="P17">// <text:span text:style-name="T22">To store the value entered in search box</text:span></text:p>
      <text:p text:style-name="P9"><text:span text:style-name="T1">const</text:span>[<text:span text:style-name="T6">SearchQuery</text:span>,<text:span text:style-name="T7">setSearchQuery</text:span>]<text:span text:style-name="T8">=</text:span><text:span text:style-name="T7">useState</text:span>(<text:span text:style-name="T11">''</text:span>);</text:p>
      <text:p text:style-name="P2"/>
      <text:p text:style-name="P2"><text:span text:style-name="T19">// </text:span><text:span text:style-name="T21">D</text:span><text:span text:style-name="T20">ata <text:s/>to be stored in usestate as json in array and accessed when needed</text:span></text:p>
      <text:p text:style-name="P2"><text:span text:style-name="T20"/></text:p>
      <text:p text:style-name="P7"><text:span text:style-name="T1">const</text:span> [<text:span text:style-name="T6">products</text:span>,<text:span text:style-name="T7">setproduct</text:span>] <text:span text:style-name="T8">=</text:span><text:span text:style-name="T7">useState</text:span>([</text:p>
      <text:p text:style-name="P9">{ <text:span text:style-name="T9">id:</text:span> <text:span text:style-name="T10">1</text:span>, <text:span text:style-name="T9">title:</text:span> <text:span text:style-name="T11">'Learn Python Programming Masterclass'</text:span>, <text:span text:style-name="T9">price:</text:span> <text:span text:style-name="T11">'$89.99'</text:span>, <text:span text:style-name="T9">salePrice:</text:span> <text:span text:style-name="T11">'$44.99'</text:span>, <text:span text:style-name="T9">image:</text:span> <text:span text:style-name="T11">'https://live.templately.com/wp-content/uploads/2021/06/297c6a78-image0.png'</text:span> },</text:p>
      <text:p text:style-name="P9"/>
      <text:p text:style-name="P10">{<text:span text:style-name="T9">id:</text:span><text:span text:style-name="T10">2</text:span>,<text:span text:style-name="T9">title:</text:span><text:span text:style-name="T11">'Learn Python Programming Masterclass'</text:span>,<text:span text:style-name="T9">price:</text:span><text:span text:style-name="T11">'$89.99'</text:span>,<text:span text:style-name="T9">salePrice:</text:span><text:span text:style-name="T11">'$44.99'</text:span>,<text:span text:style-name="T9">image:</text:span><text:span text:style-name="T11">'</text:span><text:a xlink:type="simple" xlink:href="https://live.templately.com/wp-content/uploads/2021/06/076ccfe0-image9.png" text:style-name="Internet_20_link" text:visited-style-name="Visited_20_Internet_20_Link">https://live.templately.com/wp-content/uploads/2021/06/076ccfe0-image9.png</text:a><text:span text:style-name="T11">'</text:span>},</text:p>
      <text:p text:style-name="P10"/>
      <text:p text:style-name="P9">{<text:span text:style-name="T9">id:</text:span><text:span text:style-name="T10">3</text:span>,<text:span text:style-name="T9">title:</text:span><text:span text:style-name="T11">'Learn Python Programming Masterclass'</text:span>,<text:span text:style-name="T9">price:</text:span><text:span text:style-name="T11">'$89.99'</text:span>,<text:span text:style-name="T9">salePrice:</text:span><text:span text:style-name="T11">'$44.99'</text:span>,<text:span text:style-name="T9">image:</text:span><text:span text:style-name="T11">'</text:span><text:a xlink:type="simple" xlink:href="https://live.templately.com/wp-content/uploads/2021/06/b32321a0-image8.png" text:style-name="Internet_20_link" text:visited-style-name="Visited_20_Internet_20_Link">https://live.templately.com/wp-content/uploads/2021/06/b32321a0-image8.png</text:a><text:span text:style-name="T11">'</text:span>},</text:p>
      <text:p text:style-name="P9"/>
      <text:p text:style-name="P9">{<text:span text:style-name="T9">id:</text:span><text:span text:style-name="T10">4</text:span>,<text:span text:style-name="T9">title:</text:span><text:span text:style-name="T11">'Learn Python Programming Masterclass'</text:span>,<text:span text:style-name="T9">price:</text:span><text:span text:style-name="T11">'$89.99'</text:span>,<text:span text:style-name="T9">salePrice:</text:span><text:span text:style-name="T11">'$44.99'</text:span>,<text:span text:style-name="T9">image:</text:span><text:span text:style-name="T11">'</text:span><text:a xlink:type="simple" xlink:href="https://live.templately.com/wp-content/uploads/2021/06/d1c94ad0-image11.png" text:style-name="Internet_20_link" text:visited-style-name="Visited_20_Internet_20_Link">https://live.templately.com/wp-content/uploads/2021/06/d1c94ad0-image11.png</text:a><text:span text:style-name="T11">'</text:span>},</text:p>
      <text:p text:style-name="P9"/>
      <text:p text:style-name="P9">{<text:span text:style-name="T9">id:</text:span><text:span text:style-name="T10">5</text:span>,<text:span text:style-name="T9">title:</text:span><text:span text:style-name="T11">'Parlor Palm'</text:span>,<text:span text:style-name="T9">price:</text:span><text:span text:style-name="T11">'$89.99'</text:span>,<text:span text:style-name="T9">salePrice:</text:span><text:span text:style-name="T11">'$49.99'</text:span>,<text:span text:style-name="T9">image:</text:span><text:span text:style-name="T11">'</text:span><text:a xlink:type="simple" xlink:href="https://live.templately.com/wp-content/uploads/2021/06/1b967317-image5-216x300.png" text:style-name="Internet_20_link" text:visited-style-name="Visited_20_Internet_20_Link">https://live.templately.com/wp-content/uploads/2021/06/1b967317-image5-216x300.png</text:a><text:span text:style-name="T11">'</text:span>},</text:p>
      <text:p text:style-name="P9"/>
      <text:p text:style-name="P9">{<text:span text:style-name="T9">id:</text:span><text:span text:style-name="T10">6</text:span>,<text:span text:style-name="T9">title:</text:span><text:span text:style-name="T11">'Parlor Palm'</text:span>,<text:span text:style-name="T9">price:</text:span><text:span text:style-name="T11">'$89.99'</text:span>,<text:span text:style-name="T9">salePrice:</text:span><text:span text:style-name="T11">'$49.99'</text:span>,<text:span text:style-name="T9">image:</text:span><text:span text:style-name="T11">'</text:span><text:a xlink:type="simple" xlink:href="https://live.templately.com/wp-content/uploads/2021/06/fb12d250-image4-216x300.png" text:style-name="Internet_20_link" text:visited-style-name="Visited_20_Internet_20_Link">https://live.templately.com/wp-content/uploads/2021/06/fb12d250-image4-216x300.png</text:a><text:span text:style-name="T11">'</text:span>},</text:p>
      <text:p text:style-name="P9"/>
      <text:p text:style-name="P9">{<text:span text:style-name="T9">id:</text:span><text:span text:style-name="T10">7</text:span>,<text:span text:style-name="T9">title:</text:span><text:span text:style-name="T11">'Parlor Palm'</text:span>,<text:span text:style-name="T9">price:</text:span><text:span text:style-name="T11">'$89.99'</text:span>,<text:span text:style-name="T9">salePrice:</text:span><text:span text:style-name="T11">'$49.99'</text:span>,<text:span text:style-name="T9">image:</text:span><text:span text:style-name="T11">'</text:span><text:a xlink:type="simple" xlink:href="https://live.templately.com/wp-content/uploads/2021/06/4a7618ad-image3-216x300.png" text:style-name="Internet_20_link" text:visited-style-name="Visited_20_Internet_20_Link">https://live.templately.com/wp-content/uploads/2021/06/4a7618ad-image3-216x300.png</text:a><text:span text:style-name="T11">'</text:span>},</text:p>
      <text:p text:style-name="P9"/>
      <text:p text:style-name="P9">{<text:span text:style-name="T9">id:</text:span><text:span text:style-name="T10">8</text:span>,<text:span text:style-name="T9">title:</text:span><text:span text:style-name="T11">'Parlor Palm'</text:span>,<text:span text:style-name="T9">price:</text:span><text:span text:style-name="T11">'$89.99'</text:span>,<text:span text:style-name="T9">salePrice:</text:span><text:span text:style-name="T11">'$49.99'</text:span>,<text:span text:style-name="T9">image:</text:span><text:span text:style-name="T11">'</text:span><text:a xlink:type="simple" xlink:href="https://live.templately.com/wp-content/uploads/2021/06/763891b6-image2-216x300.png" text:style-name="Internet_20_link" text:visited-style-name="Visited_20_Internet_20_Link">https://live.templately.com/wp-content/uploads/2021/06/763891b6-image2-216x300.png</text:a><text:span text:style-name="T11">'</text:span>},</text:p>
      <text:p text:style-name="P9"><text:soft-page-break/></text:p>
      <text:p text:style-name="P9">{<text:span text:style-name="T9">id:</text:span><text:span text:style-name="T10">9</text:span>,<text:span text:style-name="T9">title:</text:span><text:span text:style-name="T11">'Parlor Palm'</text:span>,<text:span text:style-name="T9">price:</text:span><text:span text:style-name="T11">'$89.99'</text:span>,<text:span text:style-name="T9">salePrice:</text:span><text:span text:style-name="T11">'$49.99'</text:span>,<text:span text:style-name="T9">image:</text:span><text:span text:style-name="T11">'</text:span><text:a xlink:type="simple" xlink:href="https://live.templately.com/wp-content/uploads/2021/06/a7fcc1b9-image1-216x300.png" text:style-name="Internet_20_link" text:visited-style-name="Visited_20_Internet_20_Link">https://live.templately.com/wp-content/uploads/2021/06/a7fcc1b9-image1-216x300.png</text:a><text:span text:style-name="T11">'</text:span>},</text:p>
      <text:p text:style-name="P9"/>
      <text:p text:style-name="P9">{<text:span text:style-name="T9">id:</text:span><text:span text:style-name="T10">10</text:span>,<text:span text:style-name="T9">title:</text:span><text:span text:style-name="T11">'Parlor Palm'</text:span>,<text:span text:style-name="T9">price:</text:span><text:span text:style-name="T11">'$89.99'</text:span>,<text:span text:style-name="T9">salePrice:</text:span><text:span text:style-name="T11">'$49.99'</text:span>,<text:span text:style-name="T9">image:</text:span><text:span text:style-name="T11">'</text:span><text:a xlink:type="simple" xlink:href="https://live.templately.com/wp-content/uploads/2021/06/5b8ab031-image33-216x300.png" text:style-name="Internet_20_link" text:visited-style-name="Visited_20_Internet_20_Link">https://live.templately.com/wp-content/uploads/2021/06/5b8ab031-image33-216x300.png</text:a><text:span text:style-name="T11">'</text:span>},</text:p>
      <text:p text:style-name="P9"/>
      <text:p text:style-name="P9">{<text:span text:style-name="T9">id:</text:span><text:span text:style-name="T10">11</text:span>,<text:span text:style-name="T9">title:</text:span><text:span text:style-name="T11">'Parlor Palm'</text:span>,<text:span text:style-name="T9">price:</text:span><text:span text:style-name="T11">'$89.99'</text:span>,<text:span text:style-name="T9">salePrice:</text:span><text:span text:style-name="T11">'$49.99'</text:span>,<text:span text:style-name="T9">image:</text:span><text:span text:style-name="T11">'</text:span><text:a xlink:type="simple" xlink:href="https://live.templately.com/wp-content/uploads/2021/06/939de1ca-image22-216x300.png" text:style-name="Internet_20_link" text:visited-style-name="Visited_20_Internet_20_Link">https://live.templately.com/wp-content/uploads/2021/06/939de1ca-image22-216x300.png</text:a><text:span text:style-name="T11">'</text:span>},</text:p>
      <text:p text:style-name="P9"/>
      <text:p text:style-name="P9">{<text:span text:style-name="T9">id:</text:span><text:span text:style-name="T10">12</text:span>,<text:span text:style-name="T9">title:</text:span><text:span text:style-name="T11">'Parlor Palm'</text:span>,<text:span text:style-name="T9">price:</text:span><text:span text:style-name="T11">'$89.99'</text:span>,<text:span text:style-name="T9">salePrice:</text:span><text:span text:style-name="T11">'$49.99'</text:span>,<text:span text:style-name="T9">image:</text:span><text:span text:style-name="T11">'https://live.templately.com/wp-content/uploads/2021/06/f26aaa8f-image11-216x300.png'</text:span>}</text:p>
      <text:p text:style-name="P9">])</text:p>
      <text:p text:style-name="P14"><text:span text:style-name="T4"/></text:p>
      <text:p text:style-name="P26"><text:span text:style-name="T12">//</text:span><text:span text:style-name="T13"> <text:s/>On clicking search icon make SearchOpen true</text:span></text:p>
      <text:p text:style-name="P14"><text:span text:style-name="T4"/></text:p>
      <text:p text:style-name="P7"><text:span text:style-name="T15">&lt;</text:span><text:span text:style-name="T17">FontAwesomeIcon</text:span> <text:span text:style-name="T9">icon</text:span><text:span text:style-name="T8">=</text:span><text:span text:style-name="T1">{</text:span><text:span text:style-name="T6">faSearch</text:span><text:span text:style-name="T1">}</text:span> <text:span text:style-name="T9">className</text:span><text:span text:style-name="T8">=</text:span><text:span text:style-name="T11">"icon"</text:span> <text:span text:style-name="T9">onClick</text:span><text:span text:style-name="T8">=</text:span><text:span text:style-name="T1">{</text:span><text:span text:style-name="T7">handleSearchToggle</text:span><text:span text:style-name="T1">}</text:span><text:span text:style-name="T15">/&gt;</text:span></text:p>
      <text:p text:style-name="P15"><text:span text:style-name="T4"/></text:p>
      <text:p text:style-name="P14"><text:span text:style-name="T4"/></text:p>
      <text:p text:style-name="P20"><text:span text:style-name="T2">{</text:span></text:p>
      <text:p text:style-name="P16"/>
      <text:p text:style-name="P16">//<text:span text:style-name="T18">only when <text:s/>search</text:span><text:span text:style-name="T23">open true</text:span><text:span text:style-name="T18"> show <text:s/>input f</text:span><text:span text:style-name="T22">ie</text:span><text:span text:style-name="T18">ld with close icon</text:span></text:p>
      <text:p text:style-name="P9"><text:span text:style-name="T6">isSearchOpen</text:span><text:span text:style-name="T8">&amp;&amp;(</text:span></text:p>
      <text:p text:style-name="P9"><text:span text:style-name="T15">&lt;</text:span><text:span text:style-name="T1">div</text:span><text:span text:style-name="T8"> </text:span><text:span text:style-name="T9">className</text:span><text:span text:style-name="T8">=</text:span><text:span text:style-name="T11">"Searchbar"</text:span><text:span text:style-name="T15">&gt;</text:span></text:p>
      <text:p text:style-name="P9"><text:span text:style-name="T15"/></text:p>
      <text:p text:style-name="P22">//<text:span text:style-name="T18">input field</text:span></text:p>
      <text:p text:style-name="P11"><text:span text:style-name="T15">&lt;</text:span><text:span text:style-name="T1">input</text:span><text:span text:style-name="T8"> </text:span><text:span text:style-name="T9">type</text:span><text:span text:style-name="T8">=</text:span><text:span text:style-name="T11">'text'</text:span><text:span text:style-name="T8"> </text:span><text:span text:style-name="T9">placeholder</text:span><text:span text:style-name="T8">=</text:span><text:span text:style-name="T11">'Search products'</text:span><text:span text:style-name="T8"> </text:span><text:span text:style-name="T9">className</text:span><text:span text:style-name="T8">=</text:span><text:span text:style-name="T11">'Searchbar-input'</text:span><text:span text:style-name="T9">value</text:span><text:span text:style-name="T8">=</text:span><text:span text:style-name="T1">{</text:span><text:span text:style-name="T6">SearchQuery</text:span><text:span text:style-name="T1">}</text:span></text:p>
      <text:p text:style-name="P23">// <text:span text:style-name="T23">Make the value entered here to be stored in SearchQuery usestate</text:span></text:p>
      <text:p text:style-name="P11"><text:span text:style-name="T9">onChange</text:span><text:span text:style-name="T8">=</text:span><text:span text:style-name="T1">{</text:span><text:span text:style-name="T8">(</text:span><text:span text:style-name="T9">e</text:span><text:span text:style-name="T8">)</text:span><text:span text:style-name="T1">=&gt;</text:span><text:span text:style-name="T7">setSearchQuery</text:span><text:span text:style-name="T8">(</text:span><text:span text:style-name="T9">e</text:span><text:span text:style-name="T8">.</text:span><text:span text:style-name="T9">target</text:span><text:span text:style-name="T8">.</text:span><text:span text:style-name="T9">value</text:span><text:span text:style-name="T8">)</text:span><text:span text:style-name="T1">}</text:span><text:span text:style-name="T15">&gt;&lt;/</text:span><text:span text:style-name="T1">input</text:span><text:span text:style-name="T15">&gt;</text:span></text:p>
      <text:p text:style-name="P22"/>
      <text:p text:style-name="P22">//<text:span text:style-name="T18">close button x icon</text:span></text:p>
      <text:p text:style-name="P9"><text:span text:style-name="T15">&lt;</text:span><text:span text:style-name="T17">FontAwesomeIcon</text:span><text:span text:style-name="T8"> </text:span><text:span text:style-name="T9">icon</text:span><text:span text:style-name="T8">=</text:span><text:span text:style-name="T1">{</text:span><text:span text:style-name="T6">faTimes</text:span><text:span text:style-name="T1">}</text:span><text:span text:style-name="T8"> </text:span><text:span text:style-name="T9">className</text:span><text:span text:style-name="T8">=</text:span><text:span text:style-name="T11">'Searchbar-icon'</text:span><text:span text:style-name="T8"> </text:span><text:span text:style-name="T9">onClick</text:span><text:span text:style-name="T8">=</text:span><text:span text:style-name="T1">{</text:span><text:span text:style-name="T7">handleSearchToggle</text:span><text:span text:style-name="T1">}</text:span><text:span text:style-name="T8"> </text:span><text:span text:style-name="T9">style</text:span><text:span text:style-name="T8">=</text:span><text:span text:style-name="T1">{</text:span><text:span text:style-name="T8">{ </text:span><text:span text:style-name="T9">color:</text:span><text:span text:style-name="T8"> </text:span><text:span text:style-name="T11">'white'</text:span><text:span text:style-name="T8">, </text:span><text:span text:style-name="T9">width:</text:span><text:span text:style-name="T8"> </text:span><text:span text:style-name="T11">'43px'</text:span><text:span text:style-name="T8">, </text:span><text:span text:style-name="T9">height:</text:span><text:span text:style-name="T8"> </text:span><text:span text:style-name="T11">'25px'</text:span><text:span text:style-name="T8"> }</text:span><text:span text:style-name="T1">}</text:span><text:span text:style-name="T15">/&gt;</text:span></text:p>
      <text:p text:style-name="P9"><text:span text:style-name="T15"/></text:p>
      <text:p text:style-name="P9"><text:span text:style-name="T15">&lt;/</text:span><text:span text:style-name="T1">div</text:span><text:span text:style-name="T15">&gt;</text:span></text:p>
      <text:p text:style-name="P9"><text:span text:style-name="T8">)</text:span><text:span text:style-name="T1">}</text:span></text:p>
      <text:p text:style-name="P26"><text:span text:style-name="T12">// </text:span><text:span text:style-name="T13">To filter the value enterd in search field <text:s/></text:span><text:span text:style-name="T14">from json data and stored it in fitername</text:span></text:p>
      <text:p text:style-name="P7"><text:span text:style-name="T1">const </text:span><text:span text:style-name="T6">filterName</text:span><text:span text:style-name="T8">=</text:span><text:span text:style-name="T6">products</text:span>.<text:span text:style-name="T7">filter</text:span>((<text:span text:style-name="T9">n</text:span>)<text:span text:style-name="T1">=&gt;</text:span><text:span text:style-name="T9">n</text:span>.<text:span text:style-name="T9">title</text:span>.<text:span text:style-name="T7">toLowerCase</text:span>().<text:span text:style-name="T7">includes</text:span>(<text:span text:style-name="T6">SearchQuery</text:span>.<text:span text:style-name="T7">toLowerCase</text:span>()));</text:p>
      <text:p text:style-name="P7"/>
      <text:p text:style-name="P26"><text:span text:style-name="T12">// </text:span><text:span text:style-name="T14">when search option clicked show productcard full content and the value passes as props used to filter .</text:span></text:p>
      <text:p text:style-name="P7"><text:span text:style-name="T1">{</text:span><text:span text:style-name="T6">isSearchOpen</text:span><text:span text:style-name="T8"> &amp;&amp; </text:span><text:span text:style-name="T15">&lt;</text:span><text:span text:style-name="T17">Productcard</text:span><text:span text:style-name="T8"> </text:span><text:span text:style-name="T9">filteredname</text:span><text:span text:style-name="T8">=</text:span><text:span text:style-name="T1">{</text:span><text:span text:style-name="T6">filterName</text:span><text:span text:style-name="T1">}</text:span><text:span text:style-name="T15">/&gt;</text:span><text:span text:style-name="T1">}</text:span></text:p>
      <text:p text:style-name="P7"><text:span text:style-name="T1"/></text:p>
      <text:p text:style-name="P25"><text:soft-page-break/>Below given is the productcard code.</text:p>
      <text:p text:style-name="P25"/>
      <text:p text:style-name="P6"><text:span text:style-name="T25">import</text:span> <text:span text:style-name="T9">React</text:span> <text:span text:style-name="T25">from</text:span> <text:span text:style-name="T11">'react'</text:span></text:p>
      <text:p text:style-name="P5"><text:span text:style-name="T25">import</text:span> <text:span text:style-name="T11">"../Styles/productcard.css"</text:span>;</text:p>
      <text:p text:style-name="P5"><text:span text:style-name="T25">import</text:span> { <text:span text:style-name="T9">FontAwesomeIcon</text:span> } <text:span text:style-name="T25">from</text:span> <text:span text:style-name="T11">'@fortawesome/react-fontawesome'</text:span>;</text:p>
      <text:p text:style-name="P5"><text:span text:style-name="T25">import</text:span> { <text:span text:style-name="T9">faShoppingCart</text:span> } <text:span text:style-name="T25">from</text:span> <text:span text:style-name="T11">'@fortawesome/free-solid-svg-icons'</text:span>;</text:p>
      <text:p text:style-name="P18">// <text:span text:style-name="T24">passed as prop filteredname</text:span></text:p>
      <text:p text:style-name="P5"><text:span text:style-name="T1">const</text:span> <text:span text:style-name="T7">Productcard</text:span><text:span text:style-name="T8">=</text:span>({<text:span text:style-name="T9">filteredname</text:span>})<text:span text:style-name="T1">=&gt;</text:span> {</text:p>
      <text:p text:style-name="P5"><text:span text:style-name="T9">console</text:span>.<text:span text:style-name="T7">log</text:span>(<text:span text:style-name="T9">filteredname</text:span>)</text:p>
      <text:p text:style-name="P5"><text:span text:style-name="T25">return</text:span> (</text:p>
      <text:p text:style-name="P5"><text:span text:style-name="T15">&lt;</text:span><text:span text:style-name="T1">div</text:span> <text:span text:style-name="T9">className</text:span><text:span text:style-name="T8">=</text:span><text:span text:style-name="T11">'productcard'</text:span><text:span text:style-name="T15">&gt;</text:span></text:p>
      <text:p text:style-name="P5"><text:span text:style-name="T15">&lt;</text:span><text:span text:style-name="T1">h2</text:span><text:span text:style-name="T15">&gt;</text:span>Products<text:span text:style-name="T15">&lt;/</text:span><text:span text:style-name="T1">h2</text:span><text:span text:style-name="T15">&gt;</text:span></text:p>
      <text:p text:style-name="P5"><text:span text:style-name="T15">&lt;</text:span><text:span text:style-name="T1">div</text:span> <text:span text:style-name="T9">className</text:span><text:span text:style-name="T8">=</text:span><text:span text:style-name="T11">'productcard-cards'</text:span><text:span text:style-name="T15">&gt;</text:span></text:p>
      <text:p text:style-name="P22">// <text:span text:style-name="T24">here used to map filtered data to div</text:span></text:p>
      <text:p text:style-name="P19">{</text:p>
      <text:p text:style-name="P5"><text:span text:style-name="T9">filteredname</text:span><text:span text:style-name="T8"> &amp;&amp; </text:span><text:span text:style-name="T9">filteredname</text:span><text:span text:style-name="T8">.</text:span><text:span text:style-name="T7">map</text:span><text:span text:style-name="T8">((</text:span><text:span text:style-name="T9">n</text:span><text:span text:style-name="T8">,</text:span><text:span text:style-name="T9">index</text:span><text:span text:style-name="T8">)</text:span><text:span text:style-name="T1">=&gt;</text:span><text:span text:style-name="T8">(</text:span></text:p>
      <text:p text:style-name="P5"><text:span text:style-name="T15">&lt;</text:span><text:span text:style-name="T1">div</text:span><text:span text:style-name="T8"> </text:span><text:span text:style-name="T9">className</text:span><text:span text:style-name="T8">=</text:span><text:span text:style-name="T11">'product'</text:span><text:span text:style-name="T8"> </text:span><text:span text:style-name="T9">key</text:span><text:span text:style-name="T8">=</text:span><text:span text:style-name="T1">{</text:span><text:span text:style-name="T9">index</text:span><text:span text:style-name="T1">}</text:span><text:span text:style-name="T15">&gt;</text:span></text:p>
      <text:p text:style-name="P5"><text:span text:style-name="T15">&lt;</text:span><text:span text:style-name="T1">div</text:span><text:span text:style-name="T8"> </text:span><text:span text:style-name="T9">className</text:span><text:span text:style-name="T8">=</text:span><text:span text:style-name="T11">'productcard-card'</text:span><text:span text:style-name="T15">&gt;</text:span></text:p>
      <text:p text:style-name="P5"><text:span text:style-name="T1">{</text:span><text:span text:style-name="T26">/* &lt;span className='sale'&gt;Sale&lt;/span&gt; */</text:span><text:span text:style-name="T1">}</text:span></text:p>
      <text:p text:style-name="P5"><text:span text:style-name="T15">&lt;</text:span><text:span text:style-name="T1">img</text:span><text:span text:style-name="T8"> </text:span><text:span text:style-name="T9">src</text:span><text:span text:style-name="T8">=</text:span><text:span text:style-name="T1">{</text:span><text:span text:style-name="T9">n</text:span><text:span text:style-name="T8">.</text:span><text:span text:style-name="T9">image</text:span><text:span text:style-name="T1">}</text:span><text:span text:style-name="T8"> </text:span><text:span text:style-name="T9">alt</text:span><text:span text:style-name="T8">=</text:span><text:span text:style-name="T11">""</text:span><text:span text:style-name="T15">&gt;&lt;/</text:span><text:span text:style-name="T1">img</text:span><text:span text:style-name="T15">&gt;</text:span><text:span text:style-name="T8"> </text:span></text:p>
      <text:p text:style-name="P5"><text:span text:style-name="T15">&lt;/</text:span><text:span text:style-name="T1">div</text:span><text:span text:style-name="T15">&gt;</text:span></text:p>
      <text:p text:style-name="P5"><text:span text:style-name="T15">&lt;</text:span><text:span text:style-name="T1">div</text:span><text:span text:style-name="T8"> </text:span><text:span text:style-name="T9">className</text:span><text:span text:style-name="T8">=</text:span><text:span text:style-name="T11">'productcard-card-content'</text:span><text:span text:style-name="T15">&gt;</text:span></text:p>
      <text:p text:style-name="P5"><text:span text:style-name="T15">&lt;</text:span><text:span text:style-name="T1">h2</text:span><text:span text:style-name="T15">&gt;</text:span><text:span text:style-name="T1">{</text:span><text:span text:style-name="T9">n</text:span><text:span text:style-name="T8">.</text:span><text:span text:style-name="T9">title</text:span><text:span text:style-name="T1">}</text:span><text:span text:style-name="T15">&lt;/</text:span><text:span text:style-name="T1">h2</text:span><text:span text:style-name="T15">&gt;</text:span></text:p>
      <text:p text:style-name="P5"><text:span text:style-name="T15">&lt;</text:span><text:span text:style-name="T1">p</text:span><text:span text:style-name="T15">&gt;&lt;</text:span><text:span text:style-name="T1">span</text:span><text:span text:style-name="T15">&gt;</text:span><text:span text:style-name="T1">{</text:span><text:span text:style-name="T9">n</text:span><text:span text:style-name="T8">.</text:span><text:span text:style-name="T9">price</text:span><text:span text:style-name="T1">}</text:span><text:span text:style-name="T15">&lt;/</text:span><text:span text:style-name="T1">span</text:span><text:span text:style-name="T15">&gt;</text:span><text:span text:style-name="T1">{</text:span><text:span text:style-name="T9">n</text:span><text:span text:style-name="T8">.</text:span><text:span text:style-name="T9">salePrice</text:span><text:span text:style-name="T1">}</text:span><text:span text:style-name="T15">&lt;/</text:span><text:span text:style-name="T1">p</text:span><text:span text:style-name="T15">&gt;</text:span></text:p>
      <text:p text:style-name="P5"><text:span text:style-name="T15">&lt;</text:span><text:span text:style-name="T1">button</text:span><text:span text:style-name="T8"> </text:span><text:span text:style-name="T9">className</text:span><text:span text:style-name="T8">=</text:span><text:span text:style-name="T11">'atc'</text:span><text:span text:style-name="T15">&gt;&lt;</text:span><text:span text:style-name="T17">FontAwesomeIcon</text:span><text:span text:style-name="T8"> </text:span><text:span text:style-name="T9">icon</text:span><text:span text:style-name="T8">=</text:span><text:span text:style-name="T1">{</text:span><text:span text:style-name="T6">faShoppingCart</text:span><text:span text:style-name="T1">}</text:span><text:span text:style-name="T8"> </text:span><text:span text:style-name="T9">className</text:span><text:span text:style-name="T8">=</text:span><text:span text:style-name="T11">'atc-cart'</text:span><text:span text:style-name="T15">/&gt;</text:span><text:span text:style-name="T8">Add to Cart</text:span><text:span text:style-name="T15">&lt;/</text:span><text:span text:style-name="T1">button</text:span><text:span text:style-name="T15">&gt;</text:span></text:p>
      <text:p text:style-name="P5"><text:span text:style-name="T15">&lt;/</text:span><text:span text:style-name="T1">div</text:span><text:span text:style-name="T15">&gt;</text:span></text:p>
      <text:p text:style-name="P5"><text:span text:style-name="T15">&lt;/</text:span><text:span text:style-name="T1">div</text:span><text:span text:style-name="T15">&gt;</text:span></text:p>
      <text:p text:style-name="P28">))</text:p>
      <text:p text:style-name="P19">}</text:p>
      <text:p text:style-name="P22">// <text:span text:style-name="T24">here ends filterd process</text:span></text:p>
      <text:p text:style-name="P5"><text:span text:style-name="T15">&lt;/</text:span><text:span text:style-name="T1">div</text:span><text:span text:style-name="T15">&gt;</text:span></text:p>
      <text:p text:style-name="P5"><text:span text:style-name="T15">&lt;/</text:span><text:span text:style-name="T1">div</text:span><text:span text:style-name="T15">&gt;</text:span></text:p>
      <text:p text:style-name="P5">);</text:p>
      <text:p text:style-name="P5">}</text:p>
      <text:p text:style-name="P21"/>
      <text:p text:style-name="P5"><text:span text:style-name="T25">export</text:span> <text:span text:style-name="T25">default</text:span> <text:span text:style-name="T7">Productcard</text:span></text:p>
      <text:p text:style-name="P3"/>
      <text:p text:style-name="P24"/>
      <text:p text:style-name="P27"><text:span text:style-name="T12">Another Example</text:span></text:p>
      <text:p text:style-name="P13"><text:span text:style-name="T3"/></text:p>
      <text:p text:style-name="P4"><text:span text:style-name="T25">import</text:span> <text:span text:style-name="T11">"/home/divum/Documents/Search/search/src/Styles/Search.css"</text:span>;</text:p>
      <text:p text:style-name="P5"><text:span text:style-name="T25">import</text:span> <text:span text:style-name="T9">Names</text:span> <text:span text:style-name="T25">from</text:span> <text:span text:style-name="T11">'./Names'</text:span>;</text:p>
      <text:p text:style-name="P5"><text:span text:style-name="T1">function</text:span> <text:span text:style-name="T7">Search</text:span>(){</text:p>
      <text:p text:style-name="P21"/>
      <text:p text:style-name="P29">// const Names=[Benjamin,Ciana,Danica,Elsia,Francis,Gosphine,Harshini,Abirami];</text:p>
      <text:p text:style-name="P21"/>
      <text:p text:style-name="P5"><text:span text:style-name="T1">const</text:span> [<text:span text:style-name="T6">search</text:span>,<text:span text:style-name="T7">setSearch</text:span>]<text:span text:style-name="T8">=</text:span><text:span text:style-name="T7">useState</text:span>(<text:span text:style-name="T11">''</text:span>)</text:p>
      <text:p text:style-name="P5"><text:span text:style-name="T1">const</text:span> [<text:span text:style-name="T6">names</text:span>,<text:span text:style-name="T7">setName</text:span>]<text:span text:style-name="T8">=</text:span><text:span text:style-name="T7">useState</text:span>(</text:p>
      <text:p text:style-name="P5">[</text:p>
      <text:p text:style-name="P5">{<text:span text:style-name="T9">Name:</text:span><text:span text:style-name="T11">'Benjamin'</text:span>},</text:p>
      <text:p text:style-name="P5"><text:soft-page-break/>{<text:span text:style-name="T9">Name:</text:span><text:span text:style-name="T11">'Ciana'</text:span>},</text:p>
      <text:p text:style-name="P5">{<text:span text:style-name="T9">Name:</text:span><text:span text:style-name="T11">'Danica'</text:span>},</text:p>
      <text:p text:style-name="P5">{<text:span text:style-name="T9">Name:</text:span><text:span text:style-name="T11">'Elsia'</text:span>}</text:p>
      <text:p text:style-name="P5">]</text:p>
      <text:p text:style-name="P5">)</text:p>
      <text:p text:style-name="P5"><text:span text:style-name="T1">const</text:span> <text:span text:style-name="T7">handleSearchChange</text:span><text:span text:style-name="T8">=</text:span>(<text:span text:style-name="T9">e</text:span>)<text:span text:style-name="T1">=&gt;</text:span>{</text:p>
      <text:p text:style-name="P5"><text:span text:style-name="T9">e</text:span>.<text:span text:style-name="T7">preventDefault</text:span>()</text:p>
      <text:p text:style-name="P5"><text:span text:style-name="T7">setSearch</text:span>(<text:span text:style-name="T9">e</text:span>.<text:span text:style-name="T9">target</text:span>.<text:span text:style-name="T9">value</text:span>);</text:p>
      <text:p text:style-name="P5">};</text:p>
      <text:p text:style-name="P5"><text:span text:style-name="T1">const</text:span> <text:span text:style-name="T6">filtername</text:span><text:span text:style-name="T8">=</text:span><text:span text:style-name="T6">names</text:span>.<text:span text:style-name="T7">filter</text:span>((<text:span text:style-name="T9">n</text:span>)<text:span text:style-name="T1">=&gt;</text:span><text:span text:style-name="T9">n</text:span>.<text:span text:style-name="T9">Name</text:span>.<text:span text:style-name="T7">toLowerCase</text:span>().<text:span text:style-name="T7">includes</text:span>(<text:span text:style-name="T6">search</text:span>.<text:span text:style-name="T7">toLowerCase</text:span>()))</text:p>
      <text:p text:style-name="P21"/>
      <text:p text:style-name="P5"><text:span text:style-name="T25">return</text:span> (</text:p>
      <text:p text:style-name="P5"><text:span text:style-name="T15">&lt;</text:span><text:span text:style-name="T1">div</text:span> <text:span text:style-name="T9">className</text:span><text:span text:style-name="T8">=</text:span><text:span text:style-name="T11">'Search'</text:span><text:span text:style-name="T15">&gt;</text:span></text:p>
      <text:p text:style-name="P5"><text:span text:style-name="T15">&lt;</text:span><text:span text:style-name="T1">input</text:span> </text:p>
      <text:p text:style-name="P5"><text:span text:style-name="T9">type</text:span><text:span text:style-name="T8">=</text:span><text:span text:style-name="T11">"text"</text:span></text:p>
      <text:p text:style-name="P5"><text:span text:style-name="T9">value</text:span><text:span text:style-name="T8">=</text:span><text:span text:style-name="T1">{</text:span><text:span text:style-name="T6">search</text:span><text:span text:style-name="T1">}</text:span></text:p>
      <text:p text:style-name="P5"><text:span text:style-name="T9">onChange</text:span><text:span text:style-name="T8">=</text:span><text:span text:style-name="T1">{</text:span><text:span text:style-name="T7">handleSearchChange</text:span><text:span text:style-name="T1">}</text:span><text:span text:style-name="T15">&gt;&lt;/</text:span><text:span text:style-name="T1">input</text:span><text:span text:style-name="T15">&gt;</text:span></text:p>
      <text:p text:style-name="P5"><text:span text:style-name="T15">&lt;</text:span><text:span text:style-name="T1">ul</text:span><text:span text:style-name="T15">&gt;</text:span></text:p>
      <text:p text:style-name="P5"><text:span text:style-name="T15">&lt;</text:span><text:span text:style-name="T17">Names</text:span> <text:span text:style-name="T9">filterdata</text:span><text:span text:style-name="T8">=</text:span><text:span text:style-name="T1">{</text:span><text:span text:style-name="T6">filtername</text:span><text:span text:style-name="T1">}</text:span><text:span text:style-name="T15">/&gt;</text:span></text:p>
      <text:p text:style-name="P5"><text:span text:style-name="T15">&lt;/</text:span><text:span text:style-name="T1">ul</text:span><text:span text:style-name="T15">&gt;</text:span></text:p>
      <text:p text:style-name="P5"><text:span text:style-name="T15">&lt;/</text:span><text:span text:style-name="T1">div</text:span><text:span text:style-name="T15">&gt;</text:span></text:p>
      <text:p text:style-name="P5">)</text:p>
      <text:p text:style-name="P5">}</text:p>
      <text:p text:style-name="P21"/>
      <text:p text:style-name="P5"><text:span text:style-name="T25">export</text:span> <text:span text:style-name="T25">default</text:span> <text:span text:style-name="T7">Search</text:span></text:p>
      <text:p text:style-name="P13"><text:span text:style-name="T3"/></text:p>
      <text:p text:style-name="P27"><text:span text:style-name="T12">// Connected to this component</text:span></text:p>
      <text:p text:style-name="P13"><text:span text:style-name="T3"/></text:p>
      <text:p text:style-name="P8"><text:span text:style-name="T25">import</text:span> <text:span text:style-name="T9">React</text:span> <text:span text:style-name="T25">from</text:span> <text:span text:style-name="T11">'react'</text:span>;</text:p>
      <text:p text:style-name="P9"><text:span text:style-name="T25">import</text:span> <text:span text:style-name="T11">"/home/divum/Documents/Search/search/src/Styles/Names.css"</text:span>;</text:p>
      <text:p text:style-name="P18"/>
      <text:p text:style-name="P9"><text:span text:style-name="T1">const</text:span> <text:span text:style-name="T7">Names</text:span> <text:span text:style-name="T8">=</text:span> ({ <text:span text:style-name="T9">filterdata</text:span> }) <text:span text:style-name="T1">=&gt;</text:span> {</text:p>
      <text:p text:style-name="P9"><text:span text:style-name="T9">console</text:span>.<text:span text:style-name="T7">log</text:span>(<text:span text:style-name="T9">filterdata</text:span>);</text:p>
      <text:p text:style-name="P18"/>
      <text:p text:style-name="P9"><text:span text:style-name="T25">return</text:span> (</text:p>
      <text:p text:style-name="P30">&lt;&gt;</text:p>
      <text:p text:style-name="P9"><text:span text:style-name="T1">{</text:span><text:span text:style-name="T9">filterdata</text:span><text:span text:style-name="T8"> &amp;&amp; </text:span><text:span text:style-name="T9">filterdata</text:span><text:span text:style-name="T8">.</text:span><text:span text:style-name="T7">map</text:span><text:span text:style-name="T8">((</text:span><text:span text:style-name="T9">n</text:span><text:span text:style-name="T8">, </text:span><text:span text:style-name="T9">index</text:span><text:span text:style-name="T8">) </text:span><text:span text:style-name="T1">=&gt;</text:span><text:span text:style-name="T8"> (</text:span></text:p>
      <text:p text:style-name="P9"><text:span text:style-name="T15">&lt;</text:span><text:span text:style-name="T1">div</text:span><text:span text:style-name="T8"> </text:span><text:span text:style-name="T9">key</text:span><text:span text:style-name="T8">=</text:span><text:span text:style-name="T1">{</text:span><text:span text:style-name="T9">index</text:span><text:span text:style-name="T1">}</text:span><text:span text:style-name="T15">&gt;</text:span></text:p>
      <text:p text:style-name="P9"><text:span text:style-name="T1">{</text:span><text:span text:style-name="T9">n</text:span><text:span text:style-name="T1">}</text:span></text:p>
      <text:p text:style-name="P9"><text:span text:style-name="T15">&lt;/</text:span><text:span text:style-name="T1">div</text:span><text:span text:style-name="T15">&gt;</text:span></text:p>
      <text:p text:style-name="P9"><text:span text:style-name="T8">))</text:span><text:span text:style-name="T1">}</text:span></text:p>
      <text:p text:style-name="P30">&lt;/&gt;</text:p>
      <text:p text:style-name="P9">);</text:p>
      <text:p text:style-name="P9">};</text:p>
      <text:p text:style-name="P18"/>
      <text:p text:style-name="P9"><text:span text:style-name="T25">export</text:span> <text:span text:style-name="T25">default</text:span> <text:span text:style-name="T7">Names</text:span>;</text:p>
      <text:p text:style-name="P31"/>
      <text:p text:style-name="P13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Abyssinica SIL" svg:font-family="'Abyssinica SIL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8T10:24:30.541157909</meta:creation-date>
    <dc:date>2023-12-28T11:55:49.153322519</dc:date>
    <meta:editing-duration>PT39M2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123" meta:word-count="379" meta:character-count="5191" meta:non-whitespace-character-count="4926"/>
  </office:meta>
</office:document-meta>
</file>